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/>
    <style:font-face style:name="Calibri-Bold" svg:font-family="Calibri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/>
    </style:style>
    <style:style style:name="P3" style:family="paragraph" style:parent-style-name="Standard">
      <style:paragraph-properties fo:text-align="center" style:justify-single-word="false"/>
      <style:text-properties style:font-name="Calibri1" officeooo:paragraph-rsid="0015ce86"/>
    </style:style>
    <style:style style:name="P4" style:family="paragraph" style:parent-style-name="Standard">
      <style:paragraph-properties fo:text-align="start" style:justify-single-word="false"/>
      <style:text-properties style:font-name="Calibri1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5ce86"/>
    </style:style>
    <style:style style:name="P6" style:family="paragraph" style:parent-style-name="Table_20_Contents">
      <style:text-properties style:font-name="Calibri1"/>
    </style:style>
    <style:style style:name="P7" style:family="paragraph" style:parent-style-name="Table_20_Contents">
      <style:paragraph-properties fo:text-align="center" style:justify-single-word="false"/>
      <style:text-properties style:font-name="Calibri1" officeooo:rsid="0015ce86" officeooo:paragraph-rsid="0015ce86"/>
    </style:style>
    <style:style style:name="P8" style:family="paragraph" style:parent-style-name="Table_20_Contents">
      <style:paragraph-properties fo:text-align="center" style:justify-single-word="false"/>
      <style:text-properties style:font-name="Calibri1"/>
    </style:style>
    <style:style style:name="T1" style:family="text">
      <style:text-properties style:font-name="Calibri-Bold" fo:font-size="12pt" fo:font-weight="bold" style:font-size-asian="12pt" style:font-weight-asian="bold"/>
    </style:style>
    <style:style style:name="T2" style:family="text">
      <style:text-properties style:font-name="Calibri"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Planejamento das Iterações</text:span></text:p>
      <text:p text:style-name="P4"><text:span text:style-name="T3">Duração das iterações: </text:span><text:span text:style-name="T4">15 dias</text:span></text:p>
      <text:p text:style-name="P4"><text:span text:style-name="T3">Velocidade da equipe: </text:span><text:span text:style-name="T4">12 pontos</text:span>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<text:span text:style-name="T3">Iteração (ciclo de desenvolvimento)</text:span></text:p>
          </table:table-cell>
          <table:table-cell table:style-name="Tabela1.B1" office:value-type="string">
            <text:p text:style-name="P2"><text:span text:style-name="T3">Casos de uso alocados</text:span></text:p>
          </table:table-cell>
        </table:table-row>
        <table:table-row>
          <table:table-cell table:style-name="Tabela1.A2" office:value-type="string">
            <text:p text:style-name="P4"><text:span text:style-name="T4">1ª (22/02 – 08/03) </text:span></text:p>
          </table:table-cell>
          <table:table-cell table:style-name="Tabela1.B2" office:value-type="string">
            <text:p text:style-name="P5"><text:span text:style-name="T4">Fase de concepção.</text:span></text:p>
          </table:table-cell>
        </table:table-row>
        <table:table-row>
          <table:table-cell table:style-name="Tabela1.A2" office:value-type="string">
            <text:p text:style-name="P4"><text:span text:style-name="T4">2ª (09/03 – 24/03)</text:span></text:p>
          </table:table-cell>
          <table:table-cell table:style-name="Tabela1.B2" office:value-type="string">
            <text:p text:style-name="P4"><text:span text:style-name="T3">Gerenciar Produtos</text:span></text:p>
            <text:p text:style-name="P4"><text:span text:style-name="T3">Gerenciar Venda</text:span></text:p>
            <text:p text:style-name="P4"><text:span text:style-name="T4">Parte mais importante do sistema, deve-se</text:span></text:p>
            <text:p text:style-name="P4"><text:span text:style-name="T4">começar pelo núcleo do sistema, e assim que</text:span></text:p>
            <text:p text:style-name="P4"><text:span text:style-name="T4">pronto, aprimorá-lo.</text:span></text:p>
          </table:table-cell>
        </table:table-row>
        <table:table-row>
          <table:table-cell table:style-name="Tabela1.A2" office:value-type="string">
            <text:p text:style-name="P4"><text:span text:style-name="T4">3ª (25/02 – 09/04)</text:span></text:p>
          </table:table-cell>
          <table:table-cell table:style-name="Tabela1.B2" office:value-type="string">
            <text:p text:style-name="P4"><text:span text:style-name="T3">Gerar relatório de produtos em estoque</text:span></text:p>
            <text:p text:style-name="P4"><text:span text:style-name="T3">Gerenciar Fornecedores</text:span></text:p>
            <text:p text:style-name="P4"><text:span text:style-name="T4">Gerar relatório de produtos e saber quais</text:span></text:p>
            <text:p text:style-name="P4"><text:span text:style-name="T4">fornecedores você possui, é importante para</text:span></text:p>
            <text:p text:style-name="P4"><text:span text:style-name="T4">manter um controle do seu estoque e saber se</text:span></text:p>
            <text:p text:style-name="P4"><text:span text:style-name="T4">receberá sua entrada no prazo.</text:span></text:p>
          </table:table-cell>
        </table:table-row>
        <table:table-row>
          <table:table-cell table:style-name="Tabela1.A2" office:value-type="string">
            <text:p text:style-name="P4"><text:span text:style-name="T4">4ª (10/04 – 25/04)</text:span></text:p>
            <text:p text:style-name="P6"/>
          </table:table-cell>
          <table:table-cell table:style-name="Tabela1.B2" office:value-type="string">
            <text:p text:style-name="P4"><text:span text:style-name="T3">Gerar relatório de vendas</text:span></text:p>
            <text:p text:style-name="P4"><text:span text:style-name="T3">Gerenciar Clientes</text:span></text:p>
            <text:p text:style-name="P4"><text:span text:style-name="T4">O relatório de vendas é importante para</text:span></text:p>
            <text:p text:style-name="P4"><text:span text:style-name="T4">controle financeiro, mas como o foco do</text:span></text:p>
            <text:p text:style-name="P4"><text:span text:style-name="T4">sistema é o estoque, esta parte do sistema ficou</text:span></text:p>
            <text:p text:style-name="P4"><text:span text:style-name="T4">para a quarta iteração.</text:span></text:p>
          </table:table-cell>
        </table:table-row>
        <table:table-row>
          <table:table-cell table:style-name="Tabela1.A2" office:value-type="string">
            <text:p text:style-name="P4"><text:span text:style-name="T4">5ª (10/05 – 25/05)</text:span></text:p>
            <text:p text:style-name="P6"/>
          </table:table-cell>
          <table:table-cell table:style-name="Tabela1.B2" office:value-type="string">
            <text:p text:style-name="P4"><text:span text:style-name="T3">Gerar relatório de produtos mais e menos</text:span></text:p>
            <text:p text:style-name="P4"><text:span text:style-name="T3">vendidos</text:span></text:p>
            <text:p text:style-name="P4"><text:span text:style-name="T3">Gerar relatório de produtos abaixo do nível</text:span></text:p>
            <text:p text:style-name="P4"><text:span text:style-name="T3">mínimo</text:span></text:p>
            <text:p text:style-name="P4"><text:span text:style-name="T4">Relatórios de produtos são importantes não só</text:span></text:p>
            <text:p text:style-name="P4"><text:span text:style-name="T4">para manter seu estoque, mas também para</text:span></text:p>
            <text:p text:style-name="P4"><text:span text:style-name="T4">saber o que mais foi vendido e o que menos foi</text:span></text:p>
            <text:p text:style-name="P4"><text:span text:style-name="T4">vendido, dessa forma, os relatórios servem para</text:span></text:p>
            <text:p text:style-name="P4"><text:span text:style-name="T4">aumentar a visão da empresa.</text:span></text:p>
          </table:table-cell>
        </table:table-row>
        <table:table-row>
          <table:table-cell table:style-name="Tabela1.A2" office:value-type="string">
            <text:p text:style-name="P4"><text:span text:style-name="T4">6ª (09/06 – 24/06)</text:span></text:p>
            <text:p text:style-name="P6"/>
          </table:table-cell>
          <table:table-cell table:style-name="Tabela1.B2" office:value-type="string">
            <text:p text:style-name="P4"><text:span text:style-name="T3">Gerar relatório de fornecedores</text:span></text:p>
            <text:p text:style-name="P4"><text:span text:style-name="T3">Gerar relatório de clientes aniversariantes</text:span></text:p>
            <text:p text:style-name="P4"><text:span text:style-name="T4">Relatórios complementares, não são realmente</text:span></text:p>
            <text:p text:style-name="P4"><text:span text:style-name="T4">importantes para o bom funcionamento do</text:span></text:p>
            <text:p text:style-name="P4"><text:span text:style-name="T4">negócio. Por isso, foram deixados para a última</text:span></text:p>
            <text:p text:style-name="P4"><text:span text:style-name="T4">iteração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Priorização dos Casos de Uso</text:span></text:p>
      <text:p text:style-name="P2"><text:span text:style-name="T3"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<text:span text:style-name="T3">Complexidade </text:span></text:p>
          </table:table-cell>
          <table:table-cell table:style-name="Tabela2.B1" office:value-type="string">
            <text:p text:style-name="P3"><text:span text:style-name="T3">Pontos</text:span></text:p>
          </table:table-cell>
        </table:table-row>
        <table:table-row>
          <table:table-cell table:style-name="Tabela2.A2" office:value-type="string">
            <text:p text:style-name="P7">Baixa</text:p>
          </table:table-cell>
          <table:table-cell table:style-name="Tabela2.B2" office:value-type="string">
            <text:p text:style-name="P7">5 pontos</text:p>
          </table:table-cell>
        </table:table-row>
        <table:table-row>
          <table:table-cell table:style-name="Tabela2.A2" office:value-type="string">
            <text:p text:style-name="P7">Média</text:p>
          </table:table-cell>
          <table:table-cell table:style-name="Tabela2.B2" office:value-type="string">
            <text:p text:style-name="P7">7 pontos</text:p>
          </table:table-cell>
        </table:table-row>
        <table:table-row>
          <table:table-cell table:style-name="Tabela2.A2" office:value-type="string">
            <text:p text:style-name="P7">Alta</text:p>
          </table:table-cell>
          <table:table-cell table:style-name="Tabela2.B2" office:value-type="string">
            <text:p text:style-name="P7">9 pontos</text:p>
          </table:table-cell>
        </table:table-row>
      </table:table>
      <text:p text:style-name="P2"><text:span text:style-name="T3"/>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"><text:span text:style-name="T3">Casos de uso</text:span></text:p>
            <text:p text:style-name="P2"><text:span text:style-name="T3">Priorizados</text:span></text:p>
          </table:table-cell>
          <table:table-cell table:style-name="Tabela3.A1" office:value-type="string">
            <text:p text:style-name="P2"><text:span text:style-name="T3">Tipos de</text:span></text:p>
            <text:p text:style-name="P2"><text:span text:style-name="T3">Complexidade (Alta,</text:span></text:p>
            <text:p text:style-name="P2"><text:span text:style-name="T3">Média ou Baixa)</text:span></text:p>
          </table:table-cell>
          <table:table-cell table:style-name="Tabela3.C1" office:value-type="string">
            <text:p text:style-name="P2"><text:span text:style-name="T3">Total de pontos por</text:span></text:p>
            <text:p text:style-name="P2"><text:span text:style-name="T3">Caso de uso</text:span></text:p>
            <text:p text:style-name="P8"/>
          </table:table-cell>
        </table:table-row>
        <table:table-row>
          <table:table-cell table:style-name="Tabela3.A2" office:value-type="string">
            <text:p text:style-name="P4"><text:span text:style-name="T3">Gerenciar Produtos</text:span></text:p>
          </table:table-cell>
          <table:table-cell table:style-name="Tabela3.A2" office:value-type="string">
            <text:p text:style-name="P7">Média</text:p>
          </table:table-cell>
          <table:table-cell table:style-name="Tabela3.C2" office:value-type="string">
            <text:p text:style-name="P7">7</text:p>
          </table:table-cell>
        </table:table-row>
        <table:table-row>
          <table:table-cell table:style-name="Tabela3.A2" office:value-type="string">
            <text:p text:style-name="P4"><text:span text:style-name="T3">Gerenciar Venda</text:span></text:p>
          </table:table-cell>
          <table:table-cell table:style-name="Tabela3.A2" office:value-type="string">
            <text:p text:style-name="P7">Média</text:p>
          </table:table-cell>
          <table:table-cell table:style-name="Tabela3.C2" office:value-type="string">
            <text:p text:style-name="P7">7</text:p>
          </table:table-cell>
        </table:table-row>
        <table:table-row>
          <table:table-cell table:style-name="Tabela3.A2" office:value-type="string">
            <text:p text:style-name="P4"><text:span text:style-name="T3">Gerenciar Fornecedores</text:span></text:p>
          </table:table-cell>
          <table:table-cell table:style-name="Tabela3.A2" office:value-type="string">
            <text:p text:style-name="P7">Baixa </text:p>
          </table:table-cell>
          <table:table-cell table:style-name="Tabela3.C2" office:value-type="string">
            <text:p text:style-name="P7">5</text:p>
          </table:table-cell>
        </table:table-row>
        <table:table-row>
          <table:table-cell table:style-name="Tabela3.A2" office:value-type="string">
            <text:p text:style-name="P4"><text:span text:style-name="T3">Gerenciar Clientes</text:span></text:p>
          </table:table-cell>
          <table:table-cell table:style-name="Tabela3.A2" office:value-type="string">
            <text:p text:style-name="P7">Baixa</text:p>
          </table:table-cell>
          <table:table-cell table:style-name="Tabela3.C2" office:value-type="string">
            <text:p text:style-name="P7">5</text:p>
          </table:table-cell>
        </table:table-row>
        <table:table-row>
          <table:table-cell table:style-name="Tabela3.A2" office:value-type="string">
            <text:p text:style-name="P4"><text:span text:style-name="T3">Gerar relatório de produtos</text:span></text:p>
            <text:p text:style-name="P4"><text:span text:style-name="T3">em estoque</text:span></text:p>
          </table:table-cell>
          <table:table-cell table:style-name="Tabela3.A2" office:value-type="string">
            <text:p text:style-name="P7">Média</text:p>
          </table:table-cell>
          <table:table-cell table:style-name="Tabela3.C2" office:value-type="string">
            <text:p text:style-name="P7">7</text:p>
          </table:table-cell>
        </table:table-row>
        <table:table-row>
          <table:table-cell table:style-name="Tabela3.A2" office:value-type="string">
            <text:p text:style-name="P4"><text:span text:style-name="T3">Gerar relatório de produtos</text:span></text:p>
            <text:p text:style-name="P4"><text:span text:style-name="T3">mais e menos vendidos</text:span></text:p>
          </table:table-cell>
          <table:table-cell table:style-name="Tabela3.A2" office:value-type="string">
            <text:p text:style-name="P7">Baixa</text:p>
          </table:table-cell>
          <table:table-cell table:style-name="Tabela3.C2" office:value-type="string">
            <text:p text:style-name="P7">5</text:p>
          </table:table-cell>
        </table:table-row>
        <table:table-row>
          <table:table-cell table:style-name="Tabela3.A2" office:value-type="string">
            <text:p text:style-name="P4"><text:span text:style-name="T3">Gerar relatório de produtos</text:span></text:p>
            <text:p text:style-name="P4"><text:span text:style-name="T3">abaixo do nível mínimo</text:span></text:p>
          </table:table-cell>
          <table:table-cell table:style-name="Tabela3.A2" office:value-type="string">
            <text:p text:style-name="P7">Baixa</text:p>
          </table:table-cell>
          <table:table-cell table:style-name="Tabela3.C2" office:value-type="string">
            <text:p text:style-name="P7">5</text:p>
          </table:table-cell>
        </table:table-row>
        <table:table-row>
          <table:table-cell table:style-name="Tabela3.A2" office:value-type="string">
            <text:p text:style-name="P4"><text:span text:style-name="T3">Gerar relatório de vendas</text:span></text:p>
          </table:table-cell>
          <table:table-cell table:style-name="Tabela3.A2" office:value-type="string">
            <text:p text:style-name="P7">Média</text:p>
          </table:table-cell>
          <table:table-cell table:style-name="Tabela3.C2" office:value-type="string">
            <text:p text:style-name="P7">7</text:p>
          </table:table-cell>
        </table:table-row>
        <table:table-row>
          <table:table-cell table:style-name="Tabela3.A2" office:value-type="string">
            <text:p text:style-name="P4"><text:span text:style-name="T3">Gerar relatório de</text:span></text:p>
            <text:p text:style-name="P4"><text:span text:style-name="T3">fornecedores</text:span></text:p>
          </table:table-cell>
          <table:table-cell table:style-name="Tabela3.A2" office:value-type="string">
            <text:p text:style-name="P7">Baixa</text:p>
          </table:table-cell>
          <table:table-cell table:style-name="Tabela3.C2" office:value-type="string">
            <text:p text:style-name="P7">5</text:p>
          </table:table-cell>
        </table:table-row>
        <table:table-row>
          <table:table-cell table:style-name="Tabela3.A2" office:value-type="string">
            <text:p text:style-name="P4"><text:span text:style-name="T3">Gerar relatório de clientes</text:span></text:p>
            <text:p text:style-name="P4"><text:span text:style-name="T3">aniversariantes</text:span></text:p>
          </table:table-cell>
          <table:table-cell table:style-name="Tabela3.A2" office:value-type="string">
            <text:p text:style-name="P7">Baixa</text:p>
          </table:table-cell>
          <table:table-cell table:style-name="Tabela3.C2" office:value-type="string">
            <text:p text:style-name="P7">5</text:p>
          </table:table-cell>
        </table:table-row>
      </table:table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/>
    <style:font-face style:name="Calibri-Bold" svg:font-family="Calibri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4</meta:editing-cycles>
    <meta:generator>LibreOffice/4.1.5.3$Windows_x86 LibreOffice_project/1c1366bba2ba2b554cd2ca4d87c06da81c05d24</meta:generator>
    <dc:date>2014-03-29T12:12:52.719000000</dc:date>
    <meta:document-statistic meta:table-count="3" meta:image-count="0" meta:object-count="0" meta:page-count="2" meta:paragraph-count="95" meta:word-count="309" meta:character-count="1878" meta:non-whitespace-character-count="1655"/>
    <meta:user-defined meta:name="Info 1"/>
    <meta:user-defined meta:name="Info 2"/>
    <meta:user-defined meta:name="Info 3"/>
    <meta:user-defined meta:name="Info 4"/>
  </office:meta>
</office:document-meta>
</file>